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225.84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45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UML Class Diagram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sign for a number guessing gam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<text:s/>+</text:p>
          </table:table-cell>
          <table:table-cell table:style-name="ce36" office:value-type="string" calcext:value-type="string">
            <text:p>pub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37" office:value-type="string" calcext:value-type="string">
            <text:p>priv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 calcext:value-type="string">
            <text:p>package</text:p>
          </table:table-cell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<text:s/>#</text:p>
          </table:table-cell>
          <table:table-cell table:style-name="ce38" office:value-type="string" calcext:value-type="string">
            <text:p>protec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1"/>
          <table:table-cell table:style-name="ce39"/>
          <table:table-cell table:style-name="ce36"/>
          <table:table-cell table:style-name="ce3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uessingGame</text:p>
          </table:table-cell>
          <table:table-cell table:style-name="ce37"/>
          <table:table-cell table:style-name="ce32"/>
        </table:table-row>
        <table:table-row table:style-name="ro1">
          <table:table-cell table:number-columns-repeated="3"/>
          <table:table-cell table:style-name="ce37"/>
          <table:table-cell table:style-name="ce32"/>
        </table:table-row>
        <table:table-row table:style-name="ro1">
          <table:table-cell/>
          <table:table-cell table:style-name="ce35"/>
          <table:table-cell table:style-name="ce40"/>
          <table:table-cell table:style-name="ce42"/>
          <table:table-cell table:style-name="ce32"/>
        </table:table-row>
        <table:table-row table:style-name="ro1">
          <table:table-cell table:number-columns-repeated="3"/>
          <table:table-cell table:style-name="ce37"/>
          <table:table-cell table:style-name="ce3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<text:span text:style-name="T1">main</text:span>(args:String [])</text:p>
          </table:table-cell>
          <table:table-cell table:style-name="ce37"/>
          <table:table-cell table:style-name="ce32"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<text:span text:style-name="T1">startTheGame</text:span>(): boolean</text:p>
          </table:table-cell>
          <table:table-cell table:style-name="ce37"/>
          <table:table-cell table:style-name="ce32"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<text:span text:style-name="T1">guessTheNumber</text:span>(correctNum: int, in: Scanner): boolean</text:p>
          </table:table-cell>
          <table:table-cell table:style-name="ce37"/>
          <table:table-cell table:style-name="ce32"/>
        </table:table-row>
        <table:table-row table:style-name="ro1">
          <table:table-cell/>
          <table:table-cell table:style-name="ce33"/>
          <table:table-cell table:style-name="ce41"/>
          <table:table-cell table:style-name="ce38"/>
          <table:table-cell table:style-name="ce32"/>
        </table:table-row>
      </table:table>
      <table:table table:name="Data Tab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gn for a number guessing ga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main(args)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gs</text:p>
          </table:table-cell>
          <table:table-cell office:value-type="string" calcext:value-type="string">
            <text:p>String []</text:p>
          </table:table-cell>
          <table:table-cell office:value-type="string" calcext:value-type="string">
            <text:p>parameter, unu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yAga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ondition for playing multiple gam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tartTheGame()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Read user inp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pperBou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ighest number to gu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guesses the user u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n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Generate random numb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ct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the user needs to gu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uessAga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ondition for guessing multiple tim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guessTheNumber(num, in)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ct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of guesses to vali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Read user input</text:p>
          </table:table-cell>
          <table:table-cell/>
        </table:table-row>
      </table:table>
      <table:table table:name="Algorithm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ign for a number guessing gam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lgorithm for main(arg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in(arg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layAgain ← fals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o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playAgain ← startTheGam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hile playAgain is true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lgorithm for startTheGame(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artTheGame(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stantiate in with System.in argume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sk for the highest numb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pperBound ← in.nextInt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f upperBound is less than t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upperBound ← 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Print that the upperBound must be greater than 10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5" office:value-type="string" calcext:value-type="string">
            <text:p>Instantiate ra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rrectNumber ← rand.nextInt(upperBound) + 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uessAgain ← fals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umGuesses ← 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5" office:value-type="string" calcext:value-type="string">
            <text:p>D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guessAgain ← guessTheNumber(correctNumber, in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Increment numGuess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hile guessAgain is tru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rint how many guesses it took and ask if they want to play aga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layAgainStr ← in.next().toLowerCas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f playAgainStr contains “y”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return tru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ls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return false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lgorithm for guessTheNumber(correctNum, i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uessTheNumber(correctNum, in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sk the user for a gues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f in.nextInt() equals correctNu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Print correc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return fals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lse if in.nextInt() is greater than correctNu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Print too high, ask if they want to guess again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s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Print too low, ask if they want to guess again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5" office:value-type="string" calcext:value-type="string">
            <text:p>guessAgainStr ← in.next().toLowerCas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f guessAgainStr contains “y”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return tru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ls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return fals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/00/0000</text:date>, <text:time style:data-style-name="N2" text:time-value="13:10:54.142717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7:09:05.470845775</meta:creation-date>
    <dc:date>2017-10-30T13:16:11.057908586</dc:date>
    <meta:editing-duration>P1DT12H32M38S</meta:editing-duration>
    <meta:editing-cycles>64</meta:editing-cycles>
    <meta:generator>LibreOffice/5.4.2.2.0$Linux_X86_64 LibreOffice_project/40m0$Build-2</meta:generator>
    <meta:document-statistic meta:table-count="3" meta:cell-count="108" meta:object-count="0"/>
  </office:meta>
</office:document-meta>
</file>